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xchangeContextImpl.cancel( PartnerRoleMessageExchange partnerRole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ExchangeContextImpl.invokePartnerReliable( PartnerRoleMessageExchange partnerRole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ExchangeContextImpl.invokePartnerTransacted( PartnerRoleMessageExchange partnerRole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ExchangeContextImpl.onMyRoleMessageExchangeStateChanged( MyRoleMessageExchange myRole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ExchangeContextImpl.MessageExchangeContextImpl( MessageSender s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ContextImpl.invokePartnerUnreliable( PartnerRoleMessageExchange partnerM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MessageExchangeContextImpl.getSupportedInvocationStyle( PartnerRoleChannel partnerRoleChannel , EndpointReference endpoint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